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40ff"/>
    </style:style>
    <style:style style:name="P2" style:family="paragraph" style:parent-style-name="Text_20_body">
      <style:text-properties officeooo:paragraph-rsid="0012b8b0"/>
    </style:style>
    <style:style style:name="P3" style:family="paragraph" style:parent-style-name="Standard">
      <style:text-properties officeooo:paragraph-rsid="0015be04"/>
    </style:style>
    <style:style style:name="P4" style:family="paragraph" style:parent-style-name="Text_20_body">
      <style:text-properties officeooo:rsid="001040ff" officeooo:paragraph-rsid="00128f6f"/>
    </style:style>
    <style:style style:name="P5" style:family="paragraph" style:parent-style-name="Text_20_body">
      <style:text-properties officeooo:rsid="00128f6f" officeooo:paragraph-rsid="0012b8b0"/>
    </style:style>
    <style:style style:name="P6" style:family="paragraph" style:parent-style-name="Text_20_body">
      <style:text-properties officeooo:rsid="0015be04" officeooo:paragraph-rsid="001841b5"/>
    </style:style>
    <style:style style:name="P7" style:family="paragraph" style:parent-style-name="Text_20_body">
      <style:text-properties officeooo:paragraph-rsid="0015be04"/>
    </style:style>
    <style:style style:name="P8" style:family="paragraph" style:parent-style-name="Text_20_body">
      <style:text-properties officeooo:paragraph-rsid="001040ff"/>
    </style:style>
    <style:style style:name="P9" style:family="paragraph" style:parent-style-name="Text_20_body">
      <style:text-properties officeooo:rsid="00178362" officeooo:paragraph-rsid="0012b8b0"/>
    </style:style>
    <style:style style:name="P10" style:family="paragraph" style:parent-style-name="Text_20_body">
      <style:text-properties officeooo:rsid="00178362" officeooo:paragraph-rsid="00178362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 style:list-style-name="L1"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bold" officeooo:paragraph-rsid="001040ff" style:font-weight-asian="bold" style:font-weight-complex="bold"/>
    </style:style>
    <style:style style:name="P14" style:family="paragraph" style:parent-style-name="Text_20_body">
      <style:text-properties fo:font-weight="bold" officeooo:rsid="000eb84b" style:font-weight-asian="bold" style:font-weight-complex="bold"/>
    </style:style>
    <style:style style:name="P15" style:family="paragraph" style:parent-style-name="Text_20_body">
      <style:text-properties fo:font-weight="bold" officeooo:paragraph-rsid="00128f6f" style:font-weight-asian="bold" style:font-weight-complex="bold"/>
    </style:style>
    <style:style style:name="P16" style:family="paragraph" style:parent-style-name="Text_20_body">
      <style:text-properties fo:font-weight="bold" officeooo:paragraph-rsid="00178362" style:font-weight-asian="bold" style:font-weight-complex="bold"/>
    </style:style>
    <style:style style:name="P17" style:family="paragraph" style:parent-style-name="Text_20_body">
      <style:text-properties fo:font-weight="bold" officeooo:paragraph-rsid="0015be04" style:font-weight-asian="bold" style:font-weight-complex="bold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text-properties officeooo:paragraph-rsid="001841b5"/>
    </style:style>
    <style:style style:name="T1" style:family="text">
      <style:text-properties officeooo:rsid="001040ff"/>
    </style:style>
    <style:style style:name="T2" style:family="text">
      <style:text-properties officeooo:rsid="00128f6f"/>
    </style:style>
    <style:style style:name="T3" style:family="text">
      <style:text-properties officeooo:rsid="0012b8b0"/>
    </style:style>
    <style:style style:name="T4" style:family="text">
      <style:text-properties officeooo:rsid="00142a24"/>
    </style:style>
    <style:style style:name="T5" style:family="text">
      <style:text-properties officeooo:rsid="0015ff83"/>
    </style:style>
    <style:style style:name="T6" style:family="text">
      <style:text-properties officeooo:rsid="00178362"/>
    </style:style>
    <style:style style:name="T7" style:family="text">
      <style:text-properties fo:font-weight="bold" officeooo:rsid="0012b8b0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Q.1.</text:span>Prompt for amount, interest rate and no. of years and calculate simple interest.</text:p>
      <text:p text:style-name="P14">Ans:</text:p>
      <text:p text:style-name="P1"><text:tab/>&lt;html&gt;</text:p>
      <text:p text:style-name="P1">&lt;head&gt;</text:p>
      <text:p text:style-name="P1"><text:tab/>&lt;title&gt;Demo&lt;/title&gt;</text:p>
      <text:p text:style-name="P1">&lt;/head&gt;</text:p>
      <text:p text:style-name="P1">&lt;body&gt;</text:p>
      <text:p text:style-name="P1"/>
      <text:p text:style-name="P1"/>
      <text:p text:style-name="P1"><text:tab/><text:tab/>&lt;script&gt;</text:p>
      <text:p text:style-name="P1"><text:tab/><text:tab/></text:p>
      <text:p text:style-name="P1"><text:tab/><text:tab/><text:tab/>var amount = prompt("Enter Amount", "How many $?");</text:p>
      <text:p text:style-name="P1"><text:tab/><text:tab/><text:tab/>var inrate= prompt("Enter Interest Rate", "Interest Rate?");</text:p>
      <text:p text:style-name="P1"><text:tab/><text:tab/><text:tab/>var years= prompt("Enter number of years", "For how long money is lent.,Enter number of years.");</text:p>
      <text:p text:style-name="P1"><text:tab/><text:tab/><text:tab/><text:tab/></text:p>
      <text:p text:style-name="P1"><text:tab/><text:tab/><text:tab/>var calc= amount*(1 + (inrate*years) );<text:tab/></text:p>
      <text:p text:style-name="P1"><text:tab/><text:tab/><text:tab/><text:tab/>var amount = prompt("Simple Interest is", calc);</text:p>
      <text:p text:style-name="P1"><text:tab/><text:tab/><text:tab/><text:tab/></text:p>
      <text:p text:style-name="P1"><text:tab/><text:tab/><text:tab/><text:tab/></text:p>
      <text:p text:style-name="P1"><text:tab/><text:tab/>&lt;/script&gt;</text:p>
      <text:p text:style-name="P1"><text:s/></text:p>
      <text:p text:style-name="P1"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<text:span text:style-name="T1">Q.2. </text:span>is palindrome string.</text:p>
      <text:p text:style-name="P4">Ans: &lt;html&gt;</text:p>
      <text:p text:style-name="P4"/>
      <text:p text:style-name="P4">&lt;head&gt;</text:p>
      <text:p text:style-name="P4"><text:tab/>&lt;title&gt; Palindrome or not &lt;/title&gt;</text:p>
      <text:p text:style-name="P4">&lt;/head&gt;</text:p>
      <text:p text:style-name="P4"/>
      <text:p text:style-name="P4">&lt;body&gt;</text:p>
      <text:p text:style-name="P4"/>
      <text:p text:style-name="P4"/>
      <text:p text:style-name="P4"><text:tab/><text:tab/>&lt;script&gt;</text:p>
      <text:p text:style-name="P4"><text:tab/><text:tab/></text:p>
      <text:p text:style-name="P4"><text:tab/><text:tab/><text:tab/>var value = prompt("Enter the string");</text:p>
      <text:p text:style-name="P4"><text:tab/><text:tab/><text:tab/>console.log(value);</text:p>
      <text:p text:style-name="P4"><text:tab/><text:tab/><text:tab/>var output = value.split('').reverse().join('');</text:p>
      <text:p text:style-name="P4"><text:tab/><text:tab/><text:tab/><text:tab/>if (output==value)</text:p>
      <text:p text:style-name="P4"><text:tab/><text:tab/><text:tab/><text:tab/>{</text:p>
      <text:p text:style-name="P4"><text:tab/><text:tab/><text:tab/><text:tab/>alert("It's a palindrome");</text:p>
      <text:p text:style-name="P4"><text:tab/><text:tab/><text:tab/><text:tab/>}</text:p>
      <text:p text:style-name="P4"><text:tab/><text:tab/><text:tab/><text:tab/>else</text:p>
      <text:p text:style-name="P4"><text:tab/><text:tab/><text:tab/><text:tab/>{</text:p>
      <text:p text:style-name="P4"><text:tab/><text:tab/><text:tab/><text:tab/><text:tab/>alert("Not a Palindrome");</text:p>
      <text:p text:style-name="P4"><text:tab/><text:tab/><text:tab/><text:tab/>} </text:p>
      <text:p text:style-name="P4"><text:tab/><text:tab/>&lt;/script&gt;</text:p>
      <text:p text:style-name="P4"><text:s/></text:p>
      <text:p text:style-name="P4">&lt;/body&gt;</text:p>
      <text:p text:style-name="P4">&lt;/html&gt;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5"><text:span text:style-name="T2">Q.3 </text:span>Area of circle</text:p>
      <text:p text:style-name="P5">Ans: &lt;html&gt;</text:p>
      <text:p text:style-name="P5"/>
      <text:p text:style-name="P5">&lt;head&gt;</text:p>
      <text:p text:style-name="P5"><text:tab/>&lt;title&gt; &lt;/title&gt;</text:p>
      <text:p text:style-name="P5">&lt;/head&gt;</text:p>
      <text:p text:style-name="P5"/>
      <text:p text:style-name="P5">&lt;body&gt;</text:p>
      <text:p text:style-name="P5"/>
      <text:p text:style-name="P5"/>
      <text:p text:style-name="P5"><text:tab/><text:tab/>&lt;script&gt;</text:p>
      <text:p text:style-name="P5"><text:tab/><text:tab/></text:p>
      <text:p text:style-name="P5"><text:tab/><text:tab/><text:tab/>var radius = prompt("Enter the radius of the circle");</text:p>
      <text:p text:style-name="P5"><text:s text:c="8"/>document.write("&lt;P&gt;The area of the circle is " + (radius * radius * Math.PI) + "&lt;/p&gt;");<text:tab/><text:tab/><text:tab/>//var area=(3.14*radius*radius);</text:p>
      <text:p text:style-name="P5"><text:tab/></text:p>
      <text:p text:style-name="P5"><text:tab/><text:tab/><text:tab/>alert("The area is ",area);</text:p>
      <text:p text:style-name="P5"><text:tab/><text:tab/>&lt;/script&gt;</text:p>
      <text:p text:style-name="P5"><text:s/></text:p>
      <text:p text:style-name="P5">&lt;/body&gt;</text:p>
      <text:p text:style-name="P5">&lt;/html&gt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</text:p>
      <text:p text:style-name="P16"><text:span text:style-name="T3">Q.4. </text:span>Copy information of one object to another and log it to console.</text:p>
      <text:p text:style-name="P10"><text:span text:style-name="T7">Ans: <text:s text:c="2"/></text:span><text:span text:style-name="T3"><text:s/></text:span></text:p>
      <text:p text:style-name="P5"><text:s/>var i;</text:p>
      <text:p text:style-name="P5"><text:s text:c="20"/>var str = "";</text:p>
      <text:p text:style-name="P5"><text:s text:c="20"/>for(i = 0 ; i &lt; arr.length ; i++)</text:p>
      <text:p text:style-name="P5"><text:s text:c="24"/>str += JSON.stringify(arr[i]) + "&lt;br&gt;";</text:p>
      <text:p text:style-name="P5"><text:s text:c="20"/>document.getElementById("objectList").innerHTML = str;</text:p>
      <text:p text:style-name="P5"><text:s text:c="20"/>for(i = 0 ; i &lt; arr.length ; i++)</text:p>
      <text:p text:style-name="P5"><text:s text:c="20"/>{</text:p>
      <text:p text:style-name="P5"><text:s text:c="24"/>var salary = arr[i].salary;</text:p>
      <text:p text:style-name="P5"><text:s text:c="24"/>if(salary &gt; 5000)</text:p>
      <text:p text:style-name="P5"><text:s text:c="24"/>{</text:p>
      <text:p text:style-name="P5"><text:s text:c="28"/>for(var key in arr[i])</text:p>
      <text:p text:style-name="P5"><text:s text:c="28"/>{</text:p>
      <text:p text:style-name="P5"><text:s text:c="32"/>// str += key.name + " " + key.age + " " + key.DOB;</text:p>
      <text:p text:style-name="P5"><text:s text:c="28"/>}</text:p>
      <text:p text:style-name="P5"><text:s text:c="24"/>}</text:p>
      <text:p text:style-name="P5"><text:s text:c="20"/>}</text:p>
      <text:p text:style-name="P5"><text:s text:c="12"/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3"><text:s text:c="2"/></text:span></text:p>
      <text:p text:style-name="P7"/>
      <text:p text:style-name="P7"/>
      <text:p text:style-name="P7"/>
      <text:p text:style-name="P7"/>
      <text:p text:style-name="P17"><text:soft-page-break/><text:span text:style-name="T3">Q.5. C</text:span>reate a list of objects of Employee with info as follow :</text:p>
      <text:list xml:id="list4057008450" text:style-name="L1">
        <text:list-item>
          <text:list>
            <text:list-item>
              <text:p text:style-name="P12">Name, age, salary ,DOB</text:p>
            </text:list-item>
          </text:list>
        </text:list-item>
      </text:list>
      <text:p text:style-name="Text_20_body"/>
      <text:p text:style-name="Text_20_body"/>
      <text:p text:style-name="Text_20_body">&lt;html&gt;</text:p>
      <text:p text:style-name="Text_20_body">&lt;head&gt;</text:p>
      <text:p text:style-name="Text_20_body"><text:tab/>&lt;title&gt;Demo&lt;/title&gt;</text:p>
      <text:p text:style-name="Text_20_body"><text:tab/>&lt;meta charset="utf-8"/&gt;</text:p>
      <text:p text:style-name="Text_20_body">&lt;/head&gt;</text:p>
      <text:p text:style-name="Text_20_body">&lt;body&gt;</text:p>
      <text:p text:style-name="Text_20_body"/>
      <text:p text:style-name="Text_20_body"/>
      <text:p text:style-name="Text_20_body"><text:tab/><text:tab/>&lt;script&gt;</text:p>
      <text:p text:style-name="Text_20_body"><text:tab/><text:tab/>var data= [</text:p>
      <text:p text:style-name="Text_20_body"><text:s text:c="4"/>{ Name: 'A', age: 21, salary:25,DOB:'29/08/97' },</text:p>
      <text:p text:style-name="Text_20_body"><text:s text:c="4"/>{ Name: 'B', age: 19, salary:4300,DOB:'23/08/97' },</text:p>
      <text:p text:style-name="Text_20_body"><text:s text:c="4"/>{ Name: 'C', age: 18, salary:15055,DOB:'14/08/97' },</text:p>
      <text:p text:style-name="Text_20_body"><text:s text:c="4"/>{ Name: 'D', age: 22, salary:20055,DOB:'14/09/97' }</text:p>
      <text:p text:style-name="Text_20_body"><text:tab/>];</text:p>
      <text:p text:style-name="Text_20_body"><text:tab/><text:tab/></text:p>
      <text:p text:style-name="Text_20_body"><text:tab/><text:tab/>var arr1 = data.filter(d =&gt; d.salary &gt; 5000);</text:p>
      <text:p text:style-name="Text_20_body">console.log('arr1', arr1);</text:p>
      <text:p text:style-name="Text_20_body"/>
      <text:p text:style-name="Text_20_body"><text:tab/><text:tab/><text:tab/><text:tab/></text:p>
      <text:p text:style-name="Text_20_body"><text:tab/><text:tab/><text:tab/><text:tab/></text:p>
      <text:p text:style-name="Text_20_body"><text:tab/></text:p>
      <text:p text:style-name="P11"/>
      <text:p text:style-name="P11"/>
      <text:p text:style-name="P11"/>
      <text:p text:style-name="P11"/>
      <text:p text:style-name="P11"/>
      <text:p text:style-name="P11"/>
      <text:list xml:id="list172019277197026" text:continue-numbering="true" text:style-name="L1">
        <text:list-item>
          <text:list>
            <text:list-item>
              <text:p text:style-name="P12"><text:soft-page-break/>filter all employees with salary greater than 5000</text:p>
            </text:list-item>
          </text:list>
        </text:list-item>
      </text:list>
      <text:p text:style-name="Text_20_body"/>
      <text:p text:style-name="Text_20_body">function filter1() {</text:p>
      <text:p text:style-name="Text_20_body"><text:s text:c="16"/>var i;</text:p>
      <text:p text:style-name="Text_20_body"><text:s text:c="16"/>var str="";</text:p>
      <text:p text:style-name="Text_20_body"><text:s text:c="16"/>for(i = 0 ; i &lt; arr.length ; i++)</text:p>
      <text:p text:style-name="Text_20_body"><text:s text:c="16"/>{</text:p>
      <text:p text:style-name="Text_20_body"><text:s text:c="20"/>if(arr[i].salary &gt; 5000)</text:p>
      <text:p text:style-name="Text_20_body"><text:s text:c="20"/>{</text:p>
      <text:p text:style-name="Text_20_body"><text:s text:c="24"/>str += JSON.stringify(arr[i]) + "&lt;br&gt;";</text:p>
      <text:p text:style-name="Text_20_body"><text:s text:c="20"/>}</text:p>
      <text:p text:style-name="Text_20_body"><text:s text:c="16"/>}</text:p>
      <text:p text:style-name="Text_20_body"><text:s text:c="16"/>document.getElementById("objectList").innerHTML = str;</text:p>
      <text:p text:style-name="Text_20_body"><text:s text:c="12"/>}</text:p>
      <text:p text:style-name="Text_20_body"/>
      <text:p text:style-name="Text_20_body"><text:tab/><text:tab/><text:tab/><text:tab/></text:p>
      <text:p text:style-name="Text_20_body"><text:tab/><text:tab/><text:tab/><text:tab/></text:p>
      <text:p text:style-name="Text_20_body"><text:tab/><text:tab/></text:p>
      <text:list xml:id="list172017581833972" text:continue-numbering="true" text:style-name="L1">
        <text:list-item>
          <text:list>
            <text:list-item>
              <text:p text:style-name="P12">group employee on the basis of their age</text:p>
            </text:list-item>
          </text:list>
        </text:list-item>
      </text:list>
      <text:p text:style-name="P18">function groupByAge() {</text:p>
      <text:p text:style-name="P18"><text:s text:c="16"/>var list = {};</text:p>
      <text:p text:style-name="P18"><text:s text:c="16"/>var i;</text:p>
      <text:p text:style-name="P18"><text:s text:c="16"/>for(i = 0 ; i &lt; arr.length ; i++)</text:p>
      <text:p text:style-name="P18"><text:s text:c="16"/>{</text:p>
      <text:p text:style-name="P18"><text:s text:c="20"/>if(!list[arr[i].age])</text:p>
      <text:p text:style-name="P18"><text:s text:c="20"/>{</text:p>
      <text:p text:style-name="P18"><text:s text:c="24"/>list[arr[i].age] = [arr[i]];</text:p>
      <text:p text:style-name="P18"><text:s text:c="20"/>}</text:p>
      <text:p text:style-name="P18"><text:s text:c="20"/>else</text:p>
      <text:p text:style-name="P18"><text:s text:c="20"/>{</text:p>
      <text:p text:style-name="P18"><text:s text:c="24"/>list[arr[i].age].push(arr[i]);</text:p>
      <text:p text:style-name="P18"><text:s text:c="20"/>}</text:p>
      <text:p text:style-name="P18"><text:soft-page-break/><text:s text:c="16"/>}</text:p>
      <text:p text:style-name="P18"><text:s text:c="16"/>document.getElementById("objectList").innerHTML = JSON.stringify(list);</text:p>
      <text:p text:style-name="P18"><text:s text:c="12"/>}</text:p>
      <text:p text:style-name="P18"/>
      <text:p text:style-name="P18"/>
      <text:p text:style-name="P1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72018129727437" text:continue-numbering="true" text:style-name="L1">
        <text:list-item>
          <text:list>
            <text:list-item>
              <text:p text:style-name="P12">fetch employees with salary less than 1000 and age greater than 20. Then give them an increment 5 times their salary. </text:p>
            </text:list-item>
          </text:list>
        </text:list-item>
      </text:list>
      <text:p text:style-name="P3"><text:tab/><text:span text:style-name="T6">Ans:</text:span></text:p>
      <text:p text:style-name="P3"/>
      <text:p text:style-name="P19">&lt;html&gt;</text:p>
      <text:p text:style-name="P19">&lt;head&gt;</text:p>
      <text:p text:style-name="P19"><text:tab/>&lt;title&gt;Demo&lt;/title&gt;</text:p>
      <text:p text:style-name="P19"><text:tab/>&lt;meta charset="utf-8"/&gt;</text:p>
      <text:p text:style-name="P19">&lt;/head&gt;</text:p>
      <text:p text:style-name="P19">&lt;body&gt;</text:p>
      <text:p text:style-name="P19"/>
      <text:p text:style-name="P19"/>
      <text:p text:style-name="P19"><text:tab/><text:tab/>&lt;script&gt;</text:p>
      <text:p text:style-name="P19"><text:tab/><text:tab/>var data= [</text:p>
      <text:p text:style-name="P19"><text:s text:c="4"/>{ Name: 'A', age: 21, salary:25,DOB:'29/08/97' },</text:p>
      <text:p text:style-name="P19"><text:s text:c="4"/>{ Name: 'B', age: 19, salary:4300,DOB:'23/08/97' },</text:p>
      <text:p text:style-name="P19"><text:s text:c="4"/>{ Name: 'C', age: 18, salary:15055,DOB:'14/08/97' },</text:p>
      <text:p text:style-name="P19"><text:s text:c="4"/>{ Name: 'D', age: 22, salary:20055,DOB:'14/09/97' }</text:p>
      <text:p text:style-name="P19"><text:soft-page-break/><text:tab/>];</text:p>
      <text:p text:style-name="P19"><text:tab/><text:tab/>function filterAndIncrement() {</text:p>
      <text:p text:style-name="P19"><text:s text:c="16"/>var i;</text:p>
      <text:p text:style-name="P19"><text:s text:c="16"/>var list = [];</text:p>
      <text:p text:style-name="P19"><text:s text:c="16"/>for(i = 0 ; i &lt; arr.length ; i++)</text:p>
      <text:p text:style-name="P19"><text:s text:c="16"/>{</text:p>
      <text:p text:style-name="P19"><text:s text:c="20"/>list.push(arr[i]);</text:p>
      <text:p text:style-name="P19"><text:s text:c="20"/>if(arr[i].age &gt; 20 &amp;&amp; arr[i]. salary &lt; 1000)</text:p>
      <text:p text:style-name="P19"><text:s text:c="20"/>{</text:p>
      <text:p text:style-name="P19"><text:s text:c="24"/>list[i].salary *= 5;</text:p>
      <text:p text:style-name="P19"><text:s text:c="20"/>}</text:p>
      <text:p text:style-name="P19"><text:s text:c="16"/>}</text:p>
      <text:p text:style-name="P19"><text:s text:c="16"/>var str = "After increment : &lt;br&gt; " + JSON.stringify(list);</text:p>
      <text:p text:style-name="P19"><text:s text:c="16"/>document.getElementById("objectList").innerHTML = str;</text:p>
      <text:p text:style-name="P6"><text:s text:c="12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5:24:23.086737157</meta:creation-date>
    <meta:editing-duration>PT4M39S</meta:editing-duration>
    <meta:editing-cycles>4</meta:editing-cycles>
    <meta:generator>LibreOffice/6.0.7.3$Linux_X86_64 LibreOffice_project/00m0$Build-3</meta:generator>
    <dc:date>2019-02-13T17:19:32.783632074</dc:date>
    <meta:document-statistic meta:table-count="0" meta:image-count="0" meta:object-count="0" meta:page-count="8" meta:paragraph-count="163" meta:word-count="494" meta:character-count="4359" meta:non-whitespace-character-count="2756"/>
  </office:meta>
</office:document-meta>
</file>